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74pt solid #ff3838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istograma" table:style-name="ta1">
        <table:shapes>
          <draw:frame draw:z-index="0" draw:style-name="gr1" draw:text-style-name="P1" svg:width="9.922cm" svg:height="5.581cm" svg:x="24.178cm" svg:y="0.92cm">
            <draw:object draw:notify-on-update-of-ranges="histograma.N3:histograma.N13 histograma.O2:histograma.O2 histograma.O3:histograma.O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9.787cm" svg:height="5.505cm" svg:x="24.237cm" svg:y="7.08cm">
            <draw:object draw:notify-on-update-of-ranges="histograma.L23:histograma.L32 histograma.M22:histograma.M22 histograma.M23:histograma.M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9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2" table:default-cell-style-name="ce1"/>
        <table:table-row table:style-name="ro1">
          <table:table-cell/>
          <table:table-cell table:style-name="ce2" office:value-type="string" calcext:value-type="string" table:number-columns-spanned="9" table:number-rows-spanned="1">
            <text:p>Imagen Original</text:p>
          </table:table-cell>
          <table:covered-table-cell table:number-columns-repeated="8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number-columns-repeated="11"/>
          <table:table-cell office:value-type="string" calcext:value-type="string">
            <text:p>Valor</text:p>
          </table:table-cell>
          <table:table-cell office:value-type="string" calcext:value-type="string">
            <text:p>Conteos</text:p>
          </table:table-cell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COUNTIF([.$B$3:.$J$18];[.N3])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COUNTIF([.$B$3:.$J$18];[.N4])" office:value-type="float" office:value="22" calcext:value-type="float">
            <text:p>22</text:p>
          </table:table-cell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UNTIF([.$B$3:.$J$18];[.N5])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COUNTIF([.$B$3:.$J$18];[.N6])"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UNTIF([.$B$3:.$J$18];[.N7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COUNTIF([.$B$3:.$J$18];[.N8])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COUNTIF([.$B$3:.$J$18];[.N9]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UNTIF([.$B$3:.$J$18];[.N10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UNTIF([.$B$3:.$J$18];[.N11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OUNTIF([.$B$3:.$J$18];[.N12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UNTIF([.$B$3:.$J$18];[.N13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formula="of:=SUM([.O3:.O13])" office:value-type="float" office:value="144" calcext:value-type="float">
            <text:p>144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Gri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alor</text:p>
          </table:table-cell>
          <table:table-cell office:value-type="string" calcext:value-type="string">
            <text:p>Cont</text:p>
          </table:table-cell>
          <table:table-cell office:value-type="string" calcext:value-type="string">
            <office:annotation draw:style-name="gr2" draw:text-style-name="P3" svg:width="2.899cm" svg:height="1.799cm" svg:x="5.123cm" svg:y="7.983cm" draw:caption-point-x="-0.61cm" draw:caption-point-y="1.51cm">
              <dc:date>2023-10-24T00:00:00</dc:date>
              <text:p text:style-name="P2"><text:span text:style-name="T1">Probabilidad de aparición de cada pixel</text:span></text:p>
            </office:annotation>
            <text:p>P(C)</text:p>
          </table:table-cell>
          <table:table-cell office:value-type="string" calcext:value-type="string">
            <office:annotation draw:style-name="gr2" draw:text-style-name="P3" svg:width="2.899cm" svg:height="1.799cm" svg:x="6.253cm" svg:y="7.983cm" draw:caption-point-x="-0.61cm" draw:caption-point-y="1.51cm">
              <dc:date>2023-10-24T00:00:00</dc:date>
              <text:p text:style-name="P2"><text:span text:style-name="T1">Probabilidad acumulativa</text:span></text:p>
            </office:annotation>
            <text:p>Cm</text:p>
          </table:table-cell>
          <table:table-cell office:value-type="string" calcext:value-type="string">
            <office:annotation draw:style-name="gr3" draw:text-style-name="P3" svg:width="2.899cm" svg:height="2.571cm" svg:x="7.384cm" svg:y="7.983cm" draw:caption-point-x="-0.61cm" draw:caption-point-y="1.51cm">
              <dc:date>2023-10-24T00:00:00</dc:date>
              <text:p text:style-name="P2"><text:span text:style-name="T1">Nivel = 10 * Cm</text:span></text:p>
              <text:p text:style-name="P2"><text:span text:style-name="T1">Multiplico los niveles de intensidad por la probabilidad acumulada</text:span></text:p>
            </office:annotation>
            <text:p>Nivel</text:p>
          </table:table-cell>
          <table:table-cell office:value-type="string" calcext:value-type="string">
            <office:annotation draw:style-name="gr2" draw:text-style-name="P3" svg:width="2.899cm" svg:height="1.799cm" svg:x="8.515cm" svg:y="7.983cm" draw:caption-point-x="-0.61cm" draw:caption-point-y="1.51cm">
              <dc:date>2023-10-24T00:00:00</dc:date>
              <text:p text:style-name="P2"><text:span text:style-name="T1">Redondeo. Round off</text:span></text:p>
            </office:annotation>
            <text:p>Nval</text:p>
          </table:table-cell>
          <table:table-cell office:value-type="string" calcext:value-type="string">
            <office:annotation draw:style-name="gr2" draw:text-style-name="P3" svg:width="2.899cm" svg:height="1.799cm" svg:x="9.645cm" svg:y="7.983cm" draw:caption-point-x="-0.61cm" draw:caption-point-y="1.51cm">
              <dc:date>2023-10-24T00:00:00</dc:date>
              <text:p text:style-name="P2"><text:span text:style-name="T1">Nuevos valores con los que se calcula el histograma</text:span></text:p>
            </office:annotation>
            <text:p>Ncont</text:p>
          </table:table-cell>
          <table:table-cell table:number-columns-repeated="3"/>
          <table:table-cell table:style-name="ce1" office:value-type="string" calcext:value-type="string">
            <office:annotation draw:style-name="gr2" draw:text-style-name="P3" svg:width="2.899cm" svg:height="1.799cm" svg:x="14.168cm" svg:y="7.983cm" draw:caption-point-x="-0.61cm" draw:caption-point-y="1.51cm">
              <dc:date>2023-10-24T00:00:00</dc:date>
              <text:p text:style-name="P2"><text:span text:style-name="T1">Redondeo. Round off</text:span></text:p>
            </office:annotation>
            <text:p>Nval</text:p>
          </table:table-cell>
          <table:table-cell table:style-name="ce1" office:value-type="string" calcext:value-type="string">
            <office:annotation draw:style-name="gr2" draw:text-style-name="P3" svg:width="2.899cm" svg:height="1.799cm" svg:x="15.298cm" svg:y="7.983cm" draw:caption-point-x="-0.61cm" draw:caption-point-y="1.51cm">
              <dc:date>2023-10-24T00:00:00</dc:date>
              <text:p text:style-name="P2"><text:span text:style-name="T1">Nuevos valores con los que se calcula el histograma</text:span></text:p>
            </office:annotation>
            <text:p>Nco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C23]/[.$O$16]" office:value-type="float" office:value="0.0763888888888889" calcext:value-type="float">
            <text:p>0.0763888888888889</text:p>
          </table:table-cell>
          <table:table-cell table:style-name="ce5" table:formula="of:=[.D23]" office:value-type="float" office:value="0.0763888888888889" calcext:value-type="float">
            <text:p>0.0763888888888889</text:p>
          </table:table-cell>
          <table:table-cell table:formula="of:=10*[.E23]" office:value-type="float" office:value="0.763888888888889" calcext:value-type="float">
            <text:p>0.763888888888889</text:p>
          </table:table-cell>
          <table:table-cell table:formula="of:=ROUND([.F23])" office:value-type="float" office:value="1" calcext:value-type="float">
            <text:p>1</text:p>
          </table:table-cell>
          <table:table-cell table:formula="of:=[.C23]"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5" table:formula="of:=[.C24]/[.$O$16]" office:value-type="float" office:value="0.0902777777777778" calcext:value-type="float">
            <text:p>0.0902777777777778</text:p>
          </table:table-cell>
          <table:table-cell table:style-name="ce5" table:formula="of:=[.D24]+[.E23]" office:value-type="float" office:value="0.166666666666667" calcext:value-type="float">
            <text:p>0.166666666666667</text:p>
          </table:table-cell>
          <table:table-cell table:formula="of:=10*[.E24]" office:value-type="float" office:value="1.66666666666667" calcext:value-type="float">
            <text:p>1.66666666666667</text:p>
          </table:table-cell>
          <table:table-cell table:formula="of:=ROUND([.F24])" office:value-type="float" office:value="2" calcext:value-type="float">
            <text:p>2</text:p>
          </table:table-cell>
          <table:table-cell table:formula="of:=[.C24]" office:value-type="float" office:value="13" calcext:value-type="float">
            <text:p>1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25]/[.$O$16]" office:value-type="float" office:value="0.138888888888889" calcext:value-type="float">
            <text:p>0.138888888888889</text:p>
          </table:table-cell>
          <table:table-cell table:style-name="ce5" table:formula="of:=[.D25]+[.E24]" office:value-type="float" office:value="0.305555555555556" calcext:value-type="float">
            <text:p>0.305555555555556</text:p>
          </table:table-cell>
          <table:table-cell table:formula="of:=10*[.E25]" office:value-type="float" office:value="3.05555555555556" calcext:value-type="float">
            <text:p>3.05555555555556</text:p>
          </table:table-cell>
          <table:table-cell table:formula="of:=ROUND([.F25])" office:value-type="float" office:value="3" calcext:value-type="float">
            <text:p>3</text:p>
          </table:table-cell>
          <table:table-cell table:formula="of:=[.C25]" office:value-type="float" office:value="20" calcext:value-type="float">
            <text:p>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C26]/[.$O$16]" office:value-type="float" office:value="0.118055555555556" calcext:value-type="float">
            <text:p>0.118055555555556</text:p>
          </table:table-cell>
          <table:table-cell table:style-name="ce5" table:formula="of:=[.D26]+[.E25]" office:value-type="float" office:value="0.423611111111111" calcext:value-type="float">
            <text:p>0.423611111111111</text:p>
          </table:table-cell>
          <table:table-cell table:formula="of:=10*[.E26]" office:value-type="float" office:value="4.23611111111111" calcext:value-type="float">
            <text:p>4.23611111111111</text:p>
          </table:table-cell>
          <table:table-cell table:formula="of:=ROUND([.F26])" office:value-type="float" office:value="4" calcext:value-type="float">
            <text:p>4</text:p>
          </table:table-cell>
          <table:table-cell table:formula="of:=[.C26]" office:value-type="float" office:value="17" calcext:value-type="float">
            <text:p>1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[.C27]/[.$O$16]" office:value-type="float" office:value="0.111111111111111" calcext:value-type="float">
            <text:p>0.111111111111111</text:p>
          </table:table-cell>
          <table:table-cell table:style-name="ce5" table:formula="of:=[.D27]+[.E26]" office:value-type="float" office:value="0.534722222222222" calcext:value-type="float">
            <text:p>0.534722222222222</text:p>
          </table:table-cell>
          <table:table-cell table:formula="of:=10*[.E27]" office:value-type="float" office:value="5.34722222222222" calcext:value-type="float">
            <text:p>5.34722222222222</text:p>
          </table:table-cell>
          <table:table-cell table:formula="of:=ROUND([.F27])" office:value-type="float" office:value="5" calcext:value-type="float">
            <text:p>5</text:p>
          </table:table-cell>
          <table:table-cell table:formula="of:=[.C27]" office:value-type="float" office:value="16" calcext:value-type="float">
            <text:p>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C28]/[.$O$16]" office:value-type="float" office:value="0.0833333333333333" calcext:value-type="float">
            <text:p>0.0833333333333333</text:p>
          </table:table-cell>
          <table:table-cell table:style-name="ce5" table:formula="of:=[.D28]+[.E27]" office:value-type="float" office:value="0.618055555555556" calcext:value-type="float">
            <text:p>0.618055555555556</text:p>
          </table:table-cell>
          <table:table-cell table:formula="of:=10*[.E28]" office:value-type="float" office:value="6.18055555555556" calcext:value-type="float">
            <text:p>6.18055555555556</text:p>
          </table:table-cell>
          <table:table-cell table:formula="of:=ROUND([.F28])" office:value-type="float" office:value="6" calcext:value-type="float">
            <text:p>6</text:p>
          </table:table-cell>
          <table:table-cell table:formula="of:=[.C28]" office:value-type="float" office:value="12" calcext:value-type="float">
            <text:p>1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[.C29]/[.$O$16]" office:value-type="float" office:value="0.0972222222222222" calcext:value-type="float">
            <text:p>0.0972222222222222</text:p>
          </table:table-cell>
          <table:table-cell table:style-name="ce5" table:formula="of:=[.D29]+[.E28]" office:value-type="float" office:value="0.715277777777778" calcext:value-type="float">
            <text:p>0.715277777777778</text:p>
          </table:table-cell>
          <table:table-cell table:formula="of:=10*[.E29]" office:value-type="float" office:value="7.15277777777778" calcext:value-type="float">
            <text:p>7.15277777777778</text:p>
          </table:table-cell>
          <table:table-cell table:formula="of:=ROUND([.F29])" office:value-type="float" office:value="7" calcext:value-type="float">
            <text:p>7</text:p>
          </table:table-cell>
          <table:table-cell table:formula="of:=[.C29]" office:value-type="float" office:value="14" calcext:value-type="float">
            <text:p>1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C30]/[.$O$16]" office:value-type="float" office:value="0.0625" calcext:value-type="float">
            <text:p>0.0625</text:p>
          </table:table-cell>
          <table:table-cell table:style-name="ce5" table:formula="of:=[.D30]+[.E29]" office:value-type="float" office:value="0.777777777777778" calcext:value-type="float">
            <text:p>0.777777777777778</text:p>
          </table:table-cell>
          <table:table-cell table:formula="of:=10*[.E30]" office:value-type="float" office:value="7.77777777777778" calcext:value-type="float">
            <text:p>7.77777777777778</text:p>
          </table:table-cell>
          <table:table-cell table:formula="of:=ROUND([.F30])" office:value-type="float" office:value="8" calcext:value-type="float">
            <text:p>8</text:p>
          </table:table-cell>
          <table:table-cell table:formula="of:=[.C30]"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C31]/[.$O$16]" office:value-type="float" office:value="0.125" calcext:value-type="float">
            <text:p>0.125</text:p>
          </table:table-cell>
          <table:table-cell table:style-name="ce5" table:formula="of:=[.D31]+[.E30]" office:value-type="float" office:value="0.902777777777778" calcext:value-type="float">
            <text:p>0.902777777777778</text:p>
          </table:table-cell>
          <table:table-cell table:formula="of:=10*[.E31]" office:value-type="float" office:value="9.02777777777778" calcext:value-type="float">
            <text:p>9.02777777777778</text:p>
          </table:table-cell>
          <table:table-cell table:formula="of:=ROUND([.F31])" office:value-type="float" office:value="9" calcext:value-type="float">
            <text:p>9</text:p>
          </table:table-cell>
          <table:table-cell table:formula="of:=[.C31]" office:value-type="float" office:value="18" calcext:value-type="float">
            <text:p>1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[.C32]/[.$O$16]" office:value-type="float" office:value="0.0694444444444444" calcext:value-type="float">
            <text:p>0.0694444444444444</text:p>
          </table:table-cell>
          <table:table-cell table:style-name="ce4" table:formula="of:=[.D32]+[.E31]" office:value-type="float" office:value="0.972222222222222" calcext:value-type="float">
            <text:p>0.972222222222222</text:p>
          </table:table-cell>
          <table:table-cell table:style-name="ce4" table:formula="of:=10*[.E32]" office:value-type="float" office:value="9.72222222222222" calcext:value-type="float">
            <text:p>9.72222222222222</text:p>
          </table:table-cell>
          <table:table-cell table:style-name="ce4" table:formula="of:=ROUND([.F32])" office:value-type="float" office:value="10" calcext:value-type="float">
            <text:p>10</text:p>
          </table:table-cell>
          <table:table-cell table:style-name="ce6" office:value-type="float" office:value="14" calcext:value-type="float" table:number-columns-spanned="1" table:number-rows-spanned="2">
            <text:p>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[.C33]/[.$O$16]" office:value-type="float" office:value="0.0277777777777778" calcext:value-type="float">
            <text:p>0.0277777777777778</text:p>
          </table:table-cell>
          <table:table-cell table:style-name="ce4" table:formula="of:=[.D33]+[.E32]" office:value-type="float" office:value="1" calcext:value-type="float">
            <text:p>1</text:p>
          </table:table-cell>
          <table:table-cell table:style-name="ce4" table:formula="of:=10*[.E33]" office:value-type="float" office:value="10" calcext:value-type="float">
            <text:p>10</text:p>
          </table:table-cell>
          <table:table-cell table:style-name="ce4" table:formula="of:=ROUND([.F33])" office:value-type="float" office:value="10" calcext:value-type="float">
            <text:p>10</text:p>
          </table:table-cell>
          <table:covered-table-cell/>
          <table:table-cell table:number-columns-repeated="7"/>
        </table:table-row>
        <table:table-row table:style-name="ro1" table:number-rows-repeated="104854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C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C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1T19:13:32.789914607</dc:date>
    <meta:editing-duration>PT19M32S</meta:editing-duration>
    <meta:editing-cycles>3</meta:editing-cycles>
    <meta:generator>LibreOffice/7.3.7.2$Linux_X86_64 LibreOffice_project/30$Build-2</meta:generator>
    <meta:document-statistic meta:table-count="1" meta:cell-count="277" meta:object-count="2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23cm" svg:height="5.582cm" xlink:href=".." xlink:type="simple" chart:class="chart:bar" chart:style-name="ch1">
        <chart:title svg:x="2.907cm" svg:y="0.247cm" chart:style-name="ch2">
          <text:p>Histograma Original</text:p>
        </chart:title>
        <chart:plot-area chart:style-name="ch3" table:cell-range-address="histograma.N2:histograma.O13" chart:data-source-has-labels="both" svg:x="0.198cm" svg:y="1.137cm" svg:width="9.527cm" svg:height="4.334cm">
          <chart:coordinate-region svg:x="0.819cm" svg:y="1.336cm" svg:width="8.906cm" svg:height="3.488cm"/>
          <chart:axis chart:dimension="x" chart:name="primary-x" chart:style-name="ch4" chartooo:axis-type="auto">
            <chartooo:date-scale/>
            <chart:categories table:cell-range-address="histograma.N3:histograma.N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istograma.O3:histograma.O13" chart:label-cell-address="histograma.O2:histograma.O2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eos</text:p>
                <draw:g>
                  <svg:desc>histograma.O2:histograma.O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istograma.N3:histograma.N13</svg:desc>
                </draw:g>
              </table:table-cell>
              <table:table-cell office:value-type="float" office:value="15">
                <text:p>15</text:p>
                <draw:g>
                  <svg:desc>histograma.O3:histograma.O1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788cm" svg:height="5.506cm" xlink:href=".." xlink:type="simple" chart:class="chart:bar" chart:style-name="ch1">
        <chart:title svg:x="2.522cm" svg:y="0.246cm" chart:style-name="ch2">
          <text:p>Histograma Ecualizado</text:p>
        </chart:title>
        <chart:plot-area chart:style-name="ch3" table:cell-range-address="histograma.L22:histograma.M32" chart:data-source-has-labels="both" svg:x="0.195cm" svg:y="1.135cm" svg:width="9.398cm" svg:height="4.261cm">
          <chart:coordinate-region svg:x="0.816cm" svg:y="1.335cm" svg:width="8.777cm" svg:height="3.414cm"/>
          <chart:axis chart:dimension="x" chart:name="primary-x" chart:style-name="ch4" chartooo:axis-type="auto">
            <chartooo:date-scale/>
            <chart:categories table:cell-range-address="histograma.L23:histograma.L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istograma.M23:histograma.M32" chart:label-cell-address="histograma.M22:histograma.M2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cont</text:p>
                <draw:g>
                  <svg:desc>histograma.M22:histograma.M2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istograma.L23:histograma.L32</svg:desc>
                </draw:g>
              </table:table-cell>
              <table:table-cell office:value-type="float" office:value="11">
                <text:p>11</text:p>
                <draw:g>
                  <svg:desc>histograma.M23:histograma.M3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